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4.01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3">
          <table:table-cell office:value-type="string">
            <text:p>transmitter</text:p>
          </table:table-cell>
          <table:table-cell table:number-columns-repeated="3"/>
          <table:table-cell office:value-type="string">
            <text:p>from</text:p>
          </table:table-cell>
          <table:table-cell table:number-columns-repeated="5"/>
        </table:table-row>
        <table:table-row table:style-name="ro3">
          <table:table-cell office:value-type="string">
            <text:p>stm32f427</text:p>
          </table:table-cell>
          <table:table-cell office:value-type="string">
            <text:p>Mcu (168 MHz version)</text:p>
          </table:table-cell>
          <table:table-cell office:value-type="float" office:value="1">
            <text:p>1</text:p>
          </table:table-cell>
          <table:table-cell office:value-type="float" office:value="8.01">
            <text:p>8.01</text:p>
          </table:table-cell>
          <table:table-cell office:value-type="string">
            <text:p>Farnell</text:p>
          </table:table-cell>
          <table:table-cell table:number-columns-repeated="5"/>
        </table:table-row>
        <table:table-row table:style-name="ro3">
          <table:table-cell office:value-type="string">
            <text:p>FMS6141 signal conditioner alt to Max7452</text:p>
          </table:table-cell>
          <table:table-cell office:value-type="string">
            <text:p>Video Amp signal cond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string">
            <text:p>Mouser</text:p>
          </table:table-cell>
          <table:table-cell table:number-columns-repeated="5"/>
        </table:table-row>
        <table:table-row table:style-name="ro3">
          <table:table-cell office:value-type="string">
            <text:p>DAC084s085</text:p>
          </table:table-cell>
          <table:table-cell office:value-type="string">
            <text:p>quad dac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office:value-type="string">
            <text:p>Farnell</text:p>
          </table:table-cell>
          <table:table-cell table:number-columns-repeated="5"/>
        </table:table-row>
        <table:table-row table:style-name="ro3">
          <table:table-cell office:value-type="string">
            <text:p>adg704</text:p>
          </table:table-cell>
          <table:table-cell office:value-type="string">
            <text:p>4:1 analog mux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string">
            <text:p>Mouser</text:p>
          </table:table-cell>
          <table:table-cell table:number-columns-repeated="5"/>
        </table:table-row>
        <table:table-row table:style-name="ro3">
          <table:table-cell office:value-type="string">
            <text:p>OPA830</text:p>
          </table:table-cell>
          <table:table-cell office:value-type="string">
            <text:p>Video Amp 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string">
            <text:p>Farnell</text:p>
          </table:table-cell>
          <table:table-cell table:number-columns-repeated="5"/>
        </table:table-row>
        <table:table-row table:style-name="ro3">
          <table:table-cell office:value-type="string">
            <text:p>MCP6562</text:p>
          </table:table-cell>
          <table:table-cell office:value-type="string">
            <text:p>dual comp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string">
            <text:p>Farnell</text:p>
          </table:table-cell>
          <table:table-cell table:number-columns-repeated="5"/>
        </table:table-row>
        <table:table-row table:style-name="ro3">
          <table:table-cell office:value-type="string">
            <text:p>Abracon 8 Mhz xtal smd</text:p>
          </table:table-cell>
          <table:table-cell/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string">
            <text:p>Mouser</text:p>
          </table:table-cell>
          <table:table-cell table:number-columns-repeated="5"/>
        </table:table-row>
        <table:table-row table:style-name="ro3">
          <table:table-cell office:value-type="string">
            <text:p>si8642 isol</text:p>
          </table:table-cell>
          <table:table-cell/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string">
            <text:p>Mouser</text:p>
          </table:table-cell>
          <table:table-cell table:number-columns-repeated="3"/>
          <table:table-cell office:value-type="string">
            <text:p>stm32f4</text:p>
          </table:table-cell>
          <table:table-cell office:value-type="string">
            <text:p>stm32f0</text:p>
          </table:table-cell>
        </table:table-row>
        <table:table-row table:style-name="ro3">
          <table:table-cell table:number-columns-repeated="3"/>
          <table:table-cell table:formula="of:=SUM([.D2:.D9])" office:value-type="float" office:value="13.61">
            <text:p>13.61</text:p>
          </table:table-cell>
          <table:table-cell/>
          <table:table-cell table:formula="of:=[.D10]*1.2" office:value-type="float" office:value="16.332">
            <text:p>16.332</text:p>
          </table:table-cell>
          <table:table-cell table:number-columns-repeated="2"/>
          <table:table-cell office:value-type="string">
            <text:p>Dual comp</text:p>
          </table:table-cell>
          <table:table-cell office:value-type="string">
            <text:p>LM1881</text:p>
          </table:table-cell>
        </table:table-row>
        <table:table-row table:style-name="ro3">
          <table:table-cell office:value-type="string">
            <text:p>Basic receiver</text:p>
          </table:table-cell>
          <table:table-cell table:number-columns-repeated="9"/>
        </table:table-row>
        <table:table-row table:style-name="ro3">
          <table:table-cell office:value-type="string">
            <text:p>stm32f4 dac</text:p>
          </table:table-cell>
          <table:table-cell table:number-columns-repeated="9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cheap</text:p>
          </table:table-cell>
          <table:table-cell/>
          <table:table-cell table:style-name="ce1" office:value-type="float" office:value="1">
            <text:p>1 <text:s text:c="3"/></text:p>
          </table:table-cell>
          <table:table-cell table:number-columns-repeated="7"/>
        </table:table-row>
        <table:table-row table:style-name="ro3">
          <table:table-cell office:value-type="string">
            <text:p>descr</text:p>
          </table:table-cell>
          <table:table-cell/>
          <table:table-cell office:value-type="string">
            <text:p>qty</text:p>
          </table:table-cell>
          <table:table-cell office:value-type="string">
            <text:p>price</text:p>
          </table:table-cell>
          <table:table-cell office:value-type="string">
            <text:p>tot inc vat</text:p>
          </table:table-cell>
          <table:table-cell table:number-columns-repeated="5"/>
        </table:table-row>
        <table:table-row table:style-name="ro3">
          <table:table-cell table:formula="of:=IF([.C16];&quot;stm32f072&quot;;&quot;stm32f427&quot;)" office:value-type="string" office:string-value="stm32f072">
            <text:p>stm32f072</text:p>
          </table:table-cell>
          <table:table-cell/>
          <table:table-cell office:value-type="float" office:value="1">
            <text:p>1</text:p>
          </table:table-cell>
          <table:table-cell table:formula="of:=IF([.C16];2.5;7.93)" office:value-type="float" office:value="2.5">
            <text:p>2.5</text:p>
          </table:table-cell>
          <table:table-cell table:formula="of:=[.C18]*[.D18]*1.2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opa830</text:p>
          </table:table-cell>
          <table:table-cell office:value-type="string">
            <text:p>video amp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formula="of:=[.C19]*[.D19]*1.2" office:value-type="float" office:value="0.984">
            <text:p>0.984</text:p>
          </table:table-cell>
          <table:table-cell table:number-columns-repeated="5"/>
        </table:table-row>
        <table:table-row table:style-name="ro3">
          <table:table-cell office:value-type="string">
            <text:p>adg704</text:p>
          </table:table-cell>
          <table:table-cell office:value-type="string">
            <text:p>analog mux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table:formula="of:=[.C20]*[.D20]*1.2" office:value-type="float" office:value="2.112">
            <text:p>2.112</text:p>
          </table:table-cell>
          <table:table-cell table:number-columns-repeated="5"/>
        </table:table-row>
        <table:table-row table:style-name="ro3">
          <table:table-cell office:value-type="string">
            <text:p>tlv3501</text:p>
          </table:table-cell>
          <table:table-cell office:value-type="string">
            <text:p>Comparator 10 ns</text:p>
          </table:table-cell>
          <table:table-cell table:formula="of:=IF([.C16];1;0)" office:value-type="float" office:value="1">
            <text:p>1</text:p>
          </table:table-cell>
          <table:table-cell office:value-type="float" office:value="1.7">
            <text:p>1.7</text:p>
          </table:table-cell>
          <table:table-cell table:formula="of:=[.C21]*[.D21]*1.2" office:value-type="float" office:value="2.04">
            <text:p>2.04</text:p>
          </table:table-cell>
          <table:table-cell table:number-columns-repeated="5"/>
        </table:table-row>
        <table:table-row table:style-name="ro3">
          <table:table-cell office:value-type="string">
            <text:p>mcp6561</text:p>
          </table:table-cell>
          <table:table-cell office:value-type="string">
            <text:p>Comparator 47 ns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table:formula="of:=[.C22]*[.D22]*1.2" office:value-type="float" office:value="0.564">
            <text:p>0.564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max7452</text:p>
          </table:table-cell>
          <table:table-cell office:value-type="string">
            <text:p>video signal conditioner</text:p>
          </table:table-cell>
          <table:table-cell office:value-type="float" office:value="1">
            <text:p>1</text:p>
          </table:table-cell>
          <table:table-cell office:value-type="float" office:value="2.86">
            <text:p>2.86</text:p>
          </table:table-cell>
          <table:table-cell table:formula="of:=[.C24]*[.D24]*1.2" office:value-type="float" office:value="3.432">
            <text:p>3.432</text:p>
          </table:table-cell>
          <table:table-cell table:number-columns-repeated="5"/>
        </table:table-row>
        <table:table-row table:style-name="ro3">
          <table:table-cell office:value-type="string">
            <text:p>DAC104S085</text:p>
          </table:table-cell>
          <table:table-cell office:value-type="string">
            <text:p>Quad 8 bit dac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  <table:table-cell table:formula="of:=[.C25]*[.D25]*1.2" office:value-type="float" office:value="1.812">
            <text:p>1.812</text:p>
          </table:table-cell>
          <table:table-cell table:number-columns-repeated="5"/>
        </table:table-row>
        <table:table-row table:style-name="ro3">
          <table:table-cell office:value-type="string">
            <text:p>si8642 isol</text:p>
          </table:table-cell>
          <table:table-cell/>
          <table:table-cell table:formula="of:=IF([.C16];0;1)" office:value-type="float" office:value="0">
            <text:p>0</text:p>
          </table:table-cell>
          <table:table-cell office:value-type="float" office:value="1.35">
            <text:p>1.35</text:p>
          </table:table-cell>
          <table:table-cell table:formula="of:=[.C26]*[.D26]*1.2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4"/>
          <table:table-cell table:formula="of:=SUM([.E18:.E26])" office:value-type="float" office:value="13.944">
            <text:p>13.944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office:value-type="string">
            <text:p>alt input stage but unfiltered</text:p>
          </table:table-cell>
          <table:table-cell table:number-columns-repeated="9"/>
        </table:table-row>
        <table:table-row table:style-name="ro3">
          <table:table-cell office:value-type="string">
            <text:p>BCV61C</text:p>
          </table:table-cell>
          <table:table-cell/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 table:formula="of:=[.C31]*[.D31]*1.2" office:value-type="float" office:value="0.264">
            <text:p>0.264</text:p>
          </table:table-cell>
          <table:table-cell table:number-columns-repeated="5"/>
        </table:table-row>
        <table:table-row table:style-name="ro3">
          <table:table-cell office:value-type="string">
            <text:p>OPA830</text:p>
          </table:table-cell>
          <table:table-cell/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formula="of:=[.C32]*[.D32]*1.2" office:value-type="float" office:value="0.984">
            <text:p>0.984</text:p>
          </table:table-cell>
          <table:table-cell table:number-columns-repeated="5"/>
        </table:table-row>
        <table:table-row table:style-name="ro3">
          <table:table-cell office:value-type="string">
            <text:p>+2 0.1 uF cap</text:p>
          </table:table-cell>
          <table:table-cell table:number-columns-repeated="3"/>
          <table:table-cell table:formula="of:=SUM([.E31:.E32])" office:value-type="float" office:value="1.248">
            <text:p>1.248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FMS6141 signal conditioner alt to Max7452</text:p>
          </table:table-cell>
          <table:table-cell/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TLV3502</text:p>
          </table:table-cell>
          <table:table-cell office:value-type="string">
            <text:p>dual cmp</text:p>
          </table:table-cell>
          <table:table-cell office:value-type="float" office:value="1">
            <text:p>1</text:p>
          </table:table-cell>
          <table:table-cell office:value-type="float" office:value="2.58">
            <text:p>2.58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office:value-type="string">
            <text:p>LM1980 </text:p>
          </table:table-cell>
          <table:table-cell office:value-type="string">
            <text:p>upgraded sync sep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table:formula="of:=[.C41]*[.D41]*1.2" office:value-type="float" office:value="2.208">
            <text:p>2.208</text:p>
          </table:table-cell>
          <table:table-cell table:number-columns-repeated="5"/>
        </table:table-row>
        <table:table-row table:style-name="ro3">
          <table:table-cell office:value-type="string">
            <text:p>LM1881</text:p>
          </table:table-cell>
          <table:table-cell office:value-type="string">
            <text:p>sync sep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formula="of:=[.C42]*[.D42]*1.2" office:value-type="float" office:value="2.052">
            <text:p>2.052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3">
          <table:table-cell office:value-type="string">
            <text:p>stm32f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Transmitter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0-06T13:49:11</meta:creation-date>
    <dc:date>2014-10-26T13:51:08</dc:date>
    <dc:creator>Andy </dc:creator>
    <meta:editing-duration>PT9H46M2S</meta:editing-duration>
    <meta:editing-cycles>19</meta:editing-cycles>
    <meta:generator>LibreOffice/3.5$Linux_x86 LibreOffice_project/350m1$Build-2</meta:generator>
    <meta:document-statistic meta:table-count="3" meta:cell-count="123" meta:object-count="0"/>
  </office:meta>
</office:document-meta>
</file>